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88a5ca"/>
    </style:style>
    <style:style style:name="P2" style:family="paragraph" style:parent-style-name="Standard">
      <style:text-properties officeooo:rsid="001eaf56" officeooo:paragraph-rsid="007464e5"/>
    </style:style>
    <style:style style:name="P3" style:family="paragraph" style:parent-style-name="Text_20_body">
      <style:text-properties officeooo:rsid="00449613" officeooo:paragraph-rsid="007464e5"/>
    </style:style>
    <style:style style:name="P4" style:family="paragraph" style:parent-style-name="Text_20_body">
      <style:text-properties officeooo:rsid="008390f1" officeooo:paragraph-rsid="008390f1"/>
    </style:style>
    <style:style style:name="P5" style:family="paragraph" style:parent-style-name="Subtitle">
      <style:text-properties officeooo:rsid="0034ad41" officeooo:paragraph-rsid="0034ad41"/>
    </style:style>
    <style:style style:name="P6" style:family="paragraph" style:parent-style-name="Title">
      <style:text-properties officeooo:rsid="0034ad41" officeooo:paragraph-rsid="0034ad41"/>
    </style:style>
    <style:style style:name="P7" style:family="paragraph" style:parent-style-name="Text_20_body" style:list-style-name="L1">
      <style:text-properties officeooo:rsid="0028e6be" officeooo:paragraph-rsid="0028e6be"/>
    </style:style>
    <style:style style:name="P8" style:family="paragraph" style:parent-style-name="Text_20_body" style:list-style-name="L1">
      <style:text-properties officeooo:rsid="005ba3ca" officeooo:paragraph-rsid="005ba3ca"/>
    </style:style>
    <style:style style:name="P9" style:family="paragraph" style:parent-style-name="Text_20_body" style:list-style-name="L1">
      <style:text-properties officeooo:rsid="0026c581" officeooo:paragraph-rsid="0026c581"/>
    </style:style>
    <style:style style:name="P10" style:family="paragraph" style:parent-style-name="Text_20_body" style:list-style-name="L1">
      <style:text-properties officeooo:rsid="002f99ad" officeooo:paragraph-rsid="002f99ad"/>
    </style:style>
    <style:style style:name="P11" style:family="paragraph" style:parent-style-name="Text_20_body" style:list-style-name="L1">
      <style:text-properties officeooo:rsid="00315550" officeooo:paragraph-rsid="00315550"/>
    </style:style>
    <style:style style:name="P12" style:family="paragraph" style:parent-style-name="Text_20_body" style:list-style-name="L1">
      <style:text-properties officeooo:rsid="00592664" officeooo:paragraph-rsid="00592664"/>
    </style:style>
    <style:style style:name="P13" style:family="paragraph" style:parent-style-name="Text_20_body" style:list-style-name="L1">
      <style:text-properties officeooo:rsid="002bbefc" officeooo:paragraph-rsid="00378e92"/>
    </style:style>
    <style:style style:name="P14" style:family="paragraph" style:parent-style-name="Text_20_body" style:list-style-name="L1">
      <style:text-properties officeooo:rsid="004f3cbc" officeooo:paragraph-rsid="004f3cbc"/>
    </style:style>
    <style:style style:name="P15" style:family="paragraph" style:parent-style-name="Text_20_body" style:list-style-name="L1">
      <style:text-properties officeooo:rsid="00852298" officeooo:paragraph-rsid="00852298"/>
    </style:style>
    <style:style style:name="P16" style:family="paragraph" style:parent-style-name="Text_20_body" style:list-style-name="L1">
      <style:text-properties officeooo:rsid="003bc9db" officeooo:paragraph-rsid="003bc9db"/>
    </style:style>
    <style:style style:name="P17" style:family="paragraph" style:parent-style-name="Text_20_body" style:list-style-name="L1">
      <style:text-properties officeooo:rsid="003dc98d" officeooo:paragraph-rsid="003dc98d"/>
    </style:style>
    <style:style style:name="P18" style:family="paragraph" style:parent-style-name="Text_20_body" style:list-style-name="L1">
      <style:text-properties officeooo:rsid="0043eb66" officeooo:paragraph-rsid="0043eb66"/>
    </style:style>
    <style:style style:name="P19" style:family="paragraph" style:parent-style-name="Text_20_body" style:list-style-name="L1">
      <style:text-properties officeooo:rsid="00449613" officeooo:paragraph-rsid="00449613"/>
    </style:style>
    <style:style style:name="P20" style:family="paragraph" style:parent-style-name="Text_20_body" style:list-style-name="L2">
      <style:text-properties officeooo:paragraph-rsid="007464e5"/>
    </style:style>
    <style:style style:name="P21" style:family="paragraph" style:parent-style-name="Text_20_body" style:list-style-name="L2">
      <style:text-properties officeooo:rsid="00660ff7" officeooo:paragraph-rsid="007464e5"/>
    </style:style>
    <style:style style:name="P22" style:family="paragraph" style:parent-style-name="Text_20_body" style:list-style-name="L3">
      <style:text-properties officeooo:paragraph-rsid="007464e5"/>
    </style:style>
    <style:style style:name="P23" style:family="paragraph" style:parent-style-name="Text_20_body" style:list-style-name="L3">
      <style:text-properties officeooo:rsid="007bec49" officeooo:paragraph-rsid="007bec49"/>
    </style:style>
    <style:style style:name="P24" style:family="paragraph" style:parent-style-name="Text_20_body" style:list-style-name="L4">
      <style:text-properties officeooo:paragraph-rsid="007464e5"/>
    </style:style>
    <style:style style:name="P25" style:family="paragraph" style:parent-style-name="Text_20_body" style:list-style-name="L4">
      <style:text-properties officeooo:rsid="006a8acf" officeooo:paragraph-rsid="007464e5"/>
    </style:style>
    <style:style style:name="P26" style:family="paragraph" style:parent-style-name="Text_20_body" style:list-style-name="L4">
      <style:text-properties officeooo:rsid="005f79e5" officeooo:paragraph-rsid="007464e5"/>
    </style:style>
    <style:style style:name="P27" style:family="paragraph" style:parent-style-name="Text_20_body" style:list-style-name="L5">
      <style:text-properties officeooo:rsid="00750447" officeooo:paragraph-rsid="00750447"/>
    </style:style>
    <style:style style:name="P28" style:family="paragraph" style:parent-style-name="Text_20_body" style:list-style-name="L5">
      <style:text-properties officeooo:rsid="0075d434" officeooo:paragraph-rsid="0075d434"/>
    </style:style>
    <style:style style:name="P29" style:family="paragraph" style:parent-style-name="Text_20_body" style:list-style-name="L5">
      <style:text-properties officeooo:rsid="007d39e4" officeooo:paragraph-rsid="007d39e4"/>
    </style:style>
    <style:style style:name="P30" style:family="paragraph" style:parent-style-name="Text_20_body" style:list-style-name="L5">
      <style:text-properties officeooo:rsid="007f1a85" officeooo:paragraph-rsid="007f1a85"/>
    </style:style>
    <style:style style:name="P31" style:family="paragraph" style:parent-style-name="Text_20_body" style:list-style-name="L5">
      <style:text-properties officeooo:rsid="0081ab44" officeooo:paragraph-rsid="0081ab44"/>
    </style:style>
    <style:style style:name="P32" style:family="paragraph" style:parent-style-name="Text_20_body" style:list-style-name="L6">
      <style:text-properties officeooo:rsid="004eca40" officeooo:paragraph-rsid="004eca40"/>
    </style:style>
    <style:style style:name="P33" style:family="paragraph" style:parent-style-name="Text_20_body" style:list-style-name="L6">
      <style:text-properties officeooo:rsid="004ff75f" officeooo:paragraph-rsid="004ff75f"/>
    </style:style>
    <style:style style:name="P34" style:family="paragraph" style:parent-style-name="Text_20_body" style:list-style-name="L6">
      <style:text-properties officeooo:rsid="00512851" officeooo:paragraph-rsid="00512851"/>
    </style:style>
    <style:style style:name="P35" style:family="paragraph" style:parent-style-name="Text_20_body" style:list-style-name="L6">
      <style:text-properties officeooo:rsid="00cdfd14" officeooo:paragraph-rsid="00cdfd14"/>
    </style:style>
    <style:style style:name="P36" style:family="paragraph" style:parent-style-name="Text_20_body" style:list-style-name="L6">
      <style:text-properties officeooo:rsid="00cdfd14" officeooo:paragraph-rsid="00d1bdbf"/>
    </style:style>
    <style:style style:name="P37" style:family="paragraph" style:parent-style-name="Text_20_body" style:list-style-name="L6">
      <style:text-properties officeooo:rsid="0051c5f2" officeooo:paragraph-rsid="00d07ab2"/>
    </style:style>
    <style:style style:name="P38" style:family="paragraph" style:parent-style-name="Text_20_body" style:list-style-name="L6">
      <style:text-properties officeooo:rsid="00d07ab2" officeooo:paragraph-rsid="00d07ab2"/>
    </style:style>
    <style:style style:name="P39" style:family="paragraph" style:parent-style-name="Text_20_body" style:list-style-name="L6">
      <style:text-properties officeooo:rsid="00959a73" officeooo:paragraph-rsid="00d2009a"/>
    </style:style>
    <style:style style:name="P40" style:family="paragraph" style:parent-style-name="Text_20_body" style:list-style-name="L6">
      <style:text-properties officeooo:rsid="00d2009a" officeooo:paragraph-rsid="00d2009a"/>
    </style:style>
    <style:style style:name="P41" style:family="paragraph" style:parent-style-name="Text_20_body" style:list-style-name="L6">
      <style:text-properties officeooo:rsid="0098a576" officeooo:paragraph-rsid="0098a576"/>
    </style:style>
    <style:style style:name="P42" style:family="paragraph" style:parent-style-name="Text_20_body" style:list-style-name="L6">
      <style:text-properties officeooo:rsid="00537a90" officeooo:paragraph-rsid="00d38e7e"/>
    </style:style>
    <style:style style:name="P43" style:family="paragraph" style:parent-style-name="Text_20_body" style:list-style-name="L6">
      <style:text-properties officeooo:rsid="00d38e7e" officeooo:paragraph-rsid="00d38e7e"/>
    </style:style>
    <style:style style:name="P44" style:family="paragraph" style:parent-style-name="Text_20_body" style:list-style-name="L6">
      <style:text-properties officeooo:rsid="00b14e93" officeooo:paragraph-rsid="00b14e93"/>
    </style:style>
    <style:style style:name="P45" style:family="paragraph" style:parent-style-name="Text_20_body" style:list-style-name="L6">
      <style:text-properties officeooo:rsid="00d43bfb" officeooo:paragraph-rsid="00d43bfb"/>
    </style:style>
    <style:style style:name="P46" style:family="paragraph" style:parent-style-name="Text_20_body" style:list-style-name="L6">
      <style:text-properties officeooo:rsid="00d51400" officeooo:paragraph-rsid="00d51400"/>
    </style:style>
    <style:style style:name="P47" style:family="paragraph" style:parent-style-name="Text_20_body" style:list-style-name="L7">
      <style:text-properties officeooo:rsid="009dfbec" officeooo:paragraph-rsid="00d7ff20"/>
    </style:style>
    <style:style style:name="P48" style:family="paragraph" style:parent-style-name="Text_20_body" style:list-style-name="L7">
      <style:text-properties officeooo:rsid="00d9f1ec" officeooo:paragraph-rsid="00d9f1ec"/>
    </style:style>
    <style:style style:name="P49" style:family="paragraph" style:parent-style-name="Text_20_body" style:list-style-name="L8">
      <style:text-properties officeooo:rsid="009cbabd" officeooo:paragraph-rsid="00dab2e7"/>
    </style:style>
    <style:style style:name="P50" style:family="paragraph" style:parent-style-name="Text_20_body" style:list-style-name="L8">
      <style:text-properties officeooo:rsid="00dab2e7" officeooo:paragraph-rsid="00dab2e7"/>
    </style:style>
    <style:style style:name="P51" style:family="paragraph" style:parent-style-name="Text_20_body" style:list-style-name="L8">
      <style:text-properties officeooo:rsid="00908af6" officeooo:paragraph-rsid="0132c182"/>
    </style:style>
    <style:style style:name="P52" style:family="paragraph" style:parent-style-name="Text_20_body" style:list-style-name="L9">
      <style:text-properties officeooo:rsid="00dbdd67" officeooo:paragraph-rsid="00dbdd67"/>
    </style:style>
    <style:style style:name="P53" style:family="paragraph" style:parent-style-name="Text_20_body" style:list-style-name="L9">
      <style:text-properties officeooo:rsid="00dc6390" officeooo:paragraph-rsid="00dc6390"/>
    </style:style>
    <style:style style:name="P54" style:family="paragraph" style:parent-style-name="Text_20_body" style:list-style-name="L9">
      <style:text-properties officeooo:rsid="00df96aa" officeooo:paragraph-rsid="00df96aa"/>
    </style:style>
    <style:style style:name="P55" style:family="paragraph" style:parent-style-name="Text_20_body" style:list-style-name="L10">
      <style:text-properties officeooo:rsid="011f8313" officeooo:paragraph-rsid="011f8313"/>
    </style:style>
    <style:style style:name="P56" style:family="paragraph" style:parent-style-name="Text_20_body" style:list-style-name="L11">
      <style:text-properties officeooo:rsid="00ae0d3c" officeooo:paragraph-rsid="00ae0d3c"/>
    </style:style>
    <style:style style:name="P57" style:family="paragraph" style:parent-style-name="Text_20_body" style:list-style-name="L11">
      <style:text-properties officeooo:rsid="00aec771" officeooo:paragraph-rsid="00aec771"/>
    </style:style>
    <style:style style:name="P58" style:family="paragraph" style:parent-style-name="Text_20_body" style:list-style-name="L11">
      <style:text-properties officeooo:rsid="00b02631" officeooo:paragraph-rsid="00b02631"/>
    </style:style>
    <style:style style:name="P59" style:family="paragraph" style:parent-style-name="Text_20_body" style:list-style-name="L11">
      <style:text-properties officeooo:rsid="00b06dfc" officeooo:paragraph-rsid="00b02631"/>
    </style:style>
    <style:style style:name="P60" style:family="paragraph" style:parent-style-name="Text_20_body" style:list-style-name="L11">
      <style:text-properties officeooo:rsid="00c124aa" officeooo:paragraph-rsid="00c124aa"/>
    </style:style>
    <style:style style:name="P61" style:family="paragraph" style:parent-style-name="Text_20_body" style:list-style-name="L11">
      <style:text-properties officeooo:rsid="00d60394" officeooo:paragraph-rsid="00d60394"/>
    </style:style>
    <style:style style:name="P62" style:family="paragraph" style:parent-style-name="Text_20_body" style:list-style-name="L12">
      <style:text-properties officeooo:rsid="00e8488a" officeooo:paragraph-rsid="00e8488a"/>
    </style:style>
    <style:style style:name="P63" style:family="paragraph" style:parent-style-name="Text_20_body" style:list-style-name="L12">
      <style:text-properties officeooo:rsid="00e8488a" officeooo:paragraph-rsid="010221aa"/>
    </style:style>
    <style:style style:name="P64" style:family="paragraph" style:parent-style-name="Text_20_body" style:list-style-name="L12">
      <style:text-properties officeooo:rsid="00e8488a" officeooo:paragraph-rsid="015874fa"/>
    </style:style>
    <style:style style:name="P65" style:family="paragraph" style:parent-style-name="Text_20_body" style:list-style-name="L12">
      <style:text-properties officeooo:rsid="00e8488a" officeooo:paragraph-rsid="0183c77a"/>
    </style:style>
    <style:style style:name="P66" style:family="paragraph" style:parent-style-name="Text_20_body" style:list-style-name="L12">
      <style:text-properties officeooo:rsid="00ed58cb" officeooo:paragraph-rsid="00ed58cb"/>
    </style:style>
    <style:style style:name="P67" style:family="paragraph" style:parent-style-name="Text_20_body" style:list-style-name="L12">
      <style:text-properties officeooo:rsid="00ed58cb" officeooo:paragraph-rsid="010221aa"/>
    </style:style>
    <style:style style:name="P68" style:family="paragraph" style:parent-style-name="Text_20_body" style:list-style-name="L12">
      <style:text-properties officeooo:rsid="00ed58cb" officeooo:paragraph-rsid="015874fa"/>
    </style:style>
    <style:style style:name="P69" style:family="paragraph" style:parent-style-name="Text_20_body" style:list-style-name="L12">
      <style:text-properties officeooo:rsid="00ed58cb" officeooo:paragraph-rsid="0183c77a"/>
    </style:style>
    <style:style style:name="P70" style:family="paragraph" style:parent-style-name="Text_20_body" style:list-style-name="L12">
      <style:text-properties officeooo:rsid="00ef3c93" officeooo:paragraph-rsid="00ef3c93"/>
    </style:style>
    <style:style style:name="P71" style:family="paragraph" style:parent-style-name="Text_20_body" style:list-style-name="L12">
      <style:text-properties officeooo:rsid="00ef3c93" officeooo:paragraph-rsid="010221aa"/>
    </style:style>
    <style:style style:name="P72" style:family="paragraph" style:parent-style-name="Text_20_body" style:list-style-name="L12">
      <style:text-properties officeooo:rsid="00ef3c93" officeooo:paragraph-rsid="015874fa"/>
    </style:style>
    <style:style style:name="P73" style:family="paragraph" style:parent-style-name="Text_20_body" style:list-style-name="L12">
      <style:text-properties officeooo:rsid="00ef3c93" officeooo:paragraph-rsid="0183c77a"/>
    </style:style>
    <style:style style:name="P74" style:family="paragraph" style:parent-style-name="Text_20_body" style:list-style-name="L12">
      <style:text-properties officeooo:rsid="00f05612" officeooo:paragraph-rsid="00f05612"/>
    </style:style>
    <style:style style:name="P75" style:family="paragraph" style:parent-style-name="Text_20_body" style:list-style-name="L12">
      <style:text-properties officeooo:rsid="00f05612" officeooo:paragraph-rsid="010221aa"/>
    </style:style>
    <style:style style:name="P76" style:family="paragraph" style:parent-style-name="Text_20_body" style:list-style-name="L12">
      <style:text-properties officeooo:rsid="00f05612" officeooo:paragraph-rsid="015874fa"/>
    </style:style>
    <style:style style:name="P77" style:family="paragraph" style:parent-style-name="Text_20_body" style:list-style-name="L12">
      <style:text-properties officeooo:rsid="00f05612" officeooo:paragraph-rsid="0183c77a"/>
    </style:style>
    <style:style style:name="P78" style:family="paragraph" style:parent-style-name="Text_20_body" style:list-style-name="L8">
      <style:text-properties officeooo:rsid="00f05612" officeooo:paragraph-rsid="0132e79c"/>
    </style:style>
    <style:style style:name="P79" style:family="paragraph" style:parent-style-name="Text_20_body">
      <style:text-properties officeooo:rsid="00f05612" officeooo:paragraph-rsid="0183c77a"/>
    </style:style>
    <style:style style:name="P80" style:family="paragraph" style:parent-style-name="Text_20_body" style:list-style-name="L13">
      <style:text-properties officeooo:rsid="00f5930c" officeooo:paragraph-rsid="00f5930c"/>
    </style:style>
    <style:style style:name="P81" style:family="paragraph" style:parent-style-name="Text_20_body" style:list-style-name="L12">
      <style:text-properties officeooo:rsid="00f5930c" officeooo:paragraph-rsid="01056839"/>
    </style:style>
    <style:style style:name="P82" style:family="paragraph" style:parent-style-name="Text_20_body" style:list-style-name="L12">
      <style:text-properties officeooo:rsid="00f5930c" officeooo:paragraph-rsid="018c1fbe"/>
    </style:style>
    <style:style style:name="P83" style:family="paragraph" style:parent-style-name="Text_20_body" style:list-style-name="L13">
      <style:text-properties officeooo:rsid="00f98b20" officeooo:paragraph-rsid="00f98b20"/>
    </style:style>
    <style:style style:name="P84" style:family="paragraph" style:parent-style-name="Text_20_body" style:list-style-name="L13">
      <style:text-properties officeooo:rsid="00f99509" officeooo:paragraph-rsid="00f99509"/>
    </style:style>
    <style:style style:name="P85" style:family="paragraph" style:parent-style-name="Text_20_body" style:list-style-name="L13">
      <style:text-properties officeooo:rsid="00fc5377" officeooo:paragraph-rsid="00fc5377"/>
    </style:style>
    <style:style style:name="P86" style:family="paragraph" style:parent-style-name="Text_20_body" style:list-style-name="L13">
      <style:text-properties officeooo:rsid="010025e8" officeooo:paragraph-rsid="010025e8"/>
    </style:style>
    <style:style style:name="P87" style:family="paragraph" style:parent-style-name="Text_20_body" style:list-style-name="L12">
      <style:text-properties officeooo:rsid="010025e8" officeooo:paragraph-rsid="01056839"/>
    </style:style>
    <style:style style:name="P88" style:family="paragraph" style:parent-style-name="Text_20_body" style:list-style-name="L12">
      <style:text-properties officeooo:rsid="010025e8" officeooo:paragraph-rsid="018c1fbe"/>
    </style:style>
    <style:style style:name="P89" style:family="paragraph" style:parent-style-name="Text_20_body" style:list-style-name="L13">
      <style:text-properties officeooo:rsid="01021482" officeooo:paragraph-rsid="01021482"/>
    </style:style>
    <style:style style:name="P90" style:family="paragraph" style:parent-style-name="Text_20_body" style:list-style-name="L12">
      <style:text-properties officeooo:rsid="01021482" officeooo:paragraph-rsid="01056839"/>
    </style:style>
    <style:style style:name="P91" style:family="paragraph" style:parent-style-name="Text_20_body" style:list-style-name="L12">
      <style:text-properties officeooo:rsid="01021482" officeooo:paragraph-rsid="018c1fbe"/>
    </style:style>
    <style:style style:name="P92" style:family="paragraph" style:parent-style-name="Text_20_body">
      <style:text-properties officeooo:rsid="01021482" officeooo:paragraph-rsid="018c1fbe"/>
    </style:style>
    <style:style style:name="P93" style:family="paragraph" style:parent-style-name="Text_20_body">
      <style:text-properties officeooo:rsid="01021482" officeooo:paragraph-rsid="01056839"/>
    </style:style>
    <style:style style:name="P94" style:family="paragraph" style:parent-style-name="Text_20_body" style:list-style-name="L12">
      <style:text-properties officeooo:rsid="012740b4" officeooo:paragraph-rsid="012740b4"/>
    </style:style>
    <style:style style:name="P95" style:family="paragraph" style:parent-style-name="Text_20_body" style:list-style-name="L12">
      <style:text-properties officeooo:rsid="01088057" officeooo:paragraph-rsid="01088057"/>
    </style:style>
    <style:style style:name="P96" style:family="paragraph" style:parent-style-name="Text_20_body" style:list-style-name="L12">
      <style:text-properties officeooo:rsid="01088057" officeooo:paragraph-rsid="018c1fbe"/>
    </style:style>
    <style:style style:name="P97" style:family="paragraph" style:parent-style-name="Text_20_body" style:list-style-name="L12">
      <style:text-properties officeooo:rsid="01088057" officeooo:paragraph-rsid="01c2c477"/>
    </style:style>
    <style:style style:name="P98" style:family="paragraph" style:parent-style-name="Text_20_body" style:list-style-name="L12">
      <style:text-properties officeooo:rsid="010a6c56" officeooo:paragraph-rsid="010a6c56"/>
    </style:style>
    <style:style style:name="P99" style:family="paragraph" style:parent-style-name="Text_20_body" style:list-style-name="L12">
      <style:text-properties officeooo:rsid="010a6c56" officeooo:paragraph-rsid="01c7cbd0"/>
    </style:style>
    <style:style style:name="P100" style:family="paragraph" style:parent-style-name="Text_20_body" style:list-style-name="L12">
      <style:text-properties officeooo:rsid="010d124d" officeooo:paragraph-rsid="010d124d"/>
    </style:style>
    <style:style style:name="P101" style:family="paragraph" style:parent-style-name="Text_20_body" style:list-style-name="L12">
      <style:text-properties officeooo:rsid="010d124d" officeooo:paragraph-rsid="018c1fbe"/>
    </style:style>
    <style:style style:name="P102" style:family="paragraph" style:parent-style-name="Text_20_body" style:list-style-name="L12">
      <style:text-properties officeooo:rsid="0111f501" officeooo:paragraph-rsid="01132b28"/>
    </style:style>
    <style:style style:name="P103" style:family="paragraph" style:parent-style-name="Text_20_body" style:list-style-name="L12">
      <style:text-properties officeooo:rsid="0111f501" officeooo:paragraph-rsid="018c1fbe"/>
    </style:style>
    <style:style style:name="P104" style:family="paragraph" style:parent-style-name="Text_20_body" style:list-style-name="L12">
      <style:text-properties officeooo:rsid="01132b28" officeooo:paragraph-rsid="01132b28"/>
    </style:style>
    <style:style style:name="P105" style:family="paragraph" style:parent-style-name="Text_20_body" style:list-style-name="L12">
      <style:text-properties officeooo:rsid="01132b28" officeooo:paragraph-rsid="018c1fbe"/>
    </style:style>
    <style:style style:name="P106" style:family="paragraph" style:parent-style-name="Text_20_body" style:list-style-name="L12">
      <style:text-properties officeooo:rsid="011736ca" officeooo:paragraph-rsid="011736ca"/>
    </style:style>
    <style:style style:name="P107" style:family="paragraph" style:parent-style-name="Text_20_body" style:list-style-name="L12">
      <style:text-properties officeooo:rsid="011736ca" officeooo:paragraph-rsid="018c1fbe"/>
    </style:style>
    <style:style style:name="P108" style:family="paragraph" style:parent-style-name="Text_20_body" style:list-style-name="L12">
      <style:text-properties officeooo:rsid="0118e6ca" officeooo:paragraph-rsid="0118e6ca"/>
    </style:style>
    <style:style style:name="P109" style:family="paragraph" style:parent-style-name="Text_20_body" style:list-style-name="L12">
      <style:text-properties officeooo:rsid="0118e6ca" officeooo:paragraph-rsid="018c1fbe"/>
    </style:style>
    <style:style style:name="P110" style:family="paragraph" style:parent-style-name="Text_20_body" style:list-style-name="L14">
      <style:text-properties officeooo:rsid="00b8242c" officeooo:paragraph-rsid="00b8242c"/>
    </style:style>
    <style:style style:name="P111" style:family="paragraph" style:parent-style-name="Text_20_body" style:list-style-name="L14">
      <style:text-properties officeooo:rsid="00bb5aff" officeooo:paragraph-rsid="00bb5aff"/>
    </style:style>
    <style:style style:name="P112" style:family="paragraph" style:parent-style-name="Text_20_body" style:list-style-name="L14">
      <style:text-properties officeooo:rsid="00be6c9a" officeooo:paragraph-rsid="00be6c9a"/>
    </style:style>
    <style:style style:name="P113" style:family="paragraph" style:parent-style-name="Text_20_body" style:list-style-name="L12">
      <style:text-properties officeooo:rsid="013ea0fd" officeooo:paragraph-rsid="01670003"/>
    </style:style>
    <style:style style:name="P114" style:family="paragraph" style:parent-style-name="Text_20_body" style:list-style-name="L12">
      <style:text-properties officeooo:rsid="013fe3a0" officeooo:paragraph-rsid="01670003"/>
    </style:style>
    <style:style style:name="P115" style:family="paragraph" style:parent-style-name="Text_20_body" style:list-style-name="L12">
      <style:text-properties officeooo:rsid="014195e9" officeooo:paragraph-rsid="01670003"/>
    </style:style>
    <style:style style:name="P116" style:family="paragraph" style:parent-style-name="Text_20_body">
      <style:text-properties officeooo:rsid="014195e9" officeooo:paragraph-rsid="01670003"/>
    </style:style>
    <style:style style:name="P117" style:family="paragraph" style:parent-style-name="Text_20_body" style:list-style-name="L12">
      <style:text-properties officeooo:rsid="01492d23" officeooo:paragraph-rsid="01670003"/>
    </style:style>
    <style:style style:name="P118" style:family="paragraph" style:parent-style-name="Text_20_body" style:list-style-name="L12">
      <style:text-properties officeooo:rsid="014a3336" officeooo:paragraph-rsid="01670003"/>
    </style:style>
    <style:style style:name="P119" style:family="paragraph" style:parent-style-name="Text_20_body" style:list-style-name="L8">
      <style:text-properties officeooo:rsid="014f2cd2" officeooo:paragraph-rsid="014f2cd2"/>
    </style:style>
    <style:style style:name="P120" style:family="paragraph" style:parent-style-name="Text_20_body" style:list-style-name="L12">
      <style:text-properties officeooo:rsid="016315fe" officeooo:paragraph-rsid="016315fe"/>
    </style:style>
    <style:style style:name="P121" style:family="paragraph" style:parent-style-name="Text_20_body">
      <style:text-properties officeooo:paragraph-rsid="00462efe"/>
    </style:style>
    <style:style style:name="P122" style:family="paragraph" style:parent-style-name="Text_20_body" style:list-style-name="L15">
      <style:text-properties officeooo:rsid="016fdd7a" officeooo:paragraph-rsid="01781767"/>
    </style:style>
    <style:style style:name="P123" style:family="paragraph" style:parent-style-name="Text_20_body" style:list-style-name="L15">
      <style:text-properties officeooo:rsid="016fdd7a" officeooo:paragraph-rsid="01d23101"/>
    </style:style>
    <style:style style:name="P124" style:family="paragraph" style:parent-style-name="Text_20_body" style:list-style-name="L15">
      <style:text-properties officeooo:rsid="017611bd" officeooo:paragraph-rsid="017611bd"/>
    </style:style>
    <style:style style:name="P125" style:family="paragraph" style:parent-style-name="Text_20_body" style:list-style-name="L15">
      <style:text-properties officeooo:rsid="017611bd" officeooo:paragraph-rsid="01781767"/>
    </style:style>
    <style:style style:name="P126" style:family="paragraph" style:parent-style-name="Text_20_body">
      <style:text-properties officeooo:rsid="017611bd" officeooo:paragraph-rsid="01781767"/>
    </style:style>
    <style:style style:name="P127" style:family="paragraph" style:parent-style-name="Text_20_body" style:list-style-name="L8">
      <style:text-properties officeooo:rsid="017e5247" officeooo:paragraph-rsid="017e5247"/>
    </style:style>
    <style:style style:name="P128" style:family="paragraph" style:parent-style-name="Text_20_body" style:list-style-name="L5">
      <style:text-properties officeooo:rsid="0197d029" officeooo:paragraph-rsid="0197d029"/>
    </style:style>
    <style:style style:name="P129" style:family="paragraph" style:parent-style-name="Text_20_body" style:list-style-name="L5">
      <style:text-properties officeooo:rsid="019b0a13" officeooo:paragraph-rsid="019b0a13"/>
    </style:style>
    <style:style style:name="P130" style:family="paragraph" style:parent-style-name="Text_20_body" style:list-style-name="L10">
      <style:text-properties officeooo:rsid="01a3e7e4" officeooo:paragraph-rsid="01a3e7e4"/>
    </style:style>
    <style:style style:name="P131" style:family="paragraph" style:parent-style-name="Text_20_body" style:list-style-name="L10">
      <style:text-properties officeooo:rsid="01a6c9da" officeooo:paragraph-rsid="01a6c9da"/>
    </style:style>
    <style:style style:name="P132" style:family="paragraph" style:parent-style-name="Text_20_body" style:list-style-name="L10">
      <style:text-properties officeooo:rsid="01acd21b" officeooo:paragraph-rsid="01acd21b"/>
    </style:style>
    <style:style style:name="P133" style:family="paragraph" style:parent-style-name="Heading_20_1" style:list-style-name="">
      <style:text-properties officeooo:paragraph-rsid="00243dfd"/>
    </style:style>
    <style:style style:name="P134" style:family="paragraph" style:parent-style-name="Heading_20_1">
      <style:text-properties officeooo:rsid="00462efe" officeooo:paragraph-rsid="00462efe"/>
    </style:style>
    <style:style style:name="P135" style:family="paragraph" style:parent-style-name="Heading_20_1">
      <style:paragraph-properties fo:break-before="page"/>
      <style:text-properties officeooo:rsid="00256813" officeooo:paragraph-rsid="00243dfd"/>
    </style:style>
    <style:style style:name="P136" style:family="paragraph" style:parent-style-name="Heading_20_1">
      <style:paragraph-properties fo:break-before="page"/>
      <style:text-properties officeooo:paragraph-rsid="007464e5"/>
    </style:style>
    <style:style style:name="P137" style:family="paragraph" style:parent-style-name="Contents_20_Heading">
      <style:paragraph-properties fo:break-before="page"/>
    </style:style>
    <style:style style:name="P138" style:family="paragraph" style:parent-style-name="Quotations">
      <style:paragraph-properties fo:text-align="center" style:justify-single-word="false"/>
      <style:text-properties fo:font-style="italic" officeooo:rsid="003567cd" officeooo:paragraph-rsid="003567cd" style:font-style-asian="italic" style:font-style-complex="italic"/>
    </style:style>
    <style:style style:name="P139" style:family="paragraph" style:parent-style-name="Heading_20_2">
      <style:text-properties officeooo:rsid="006bc007" officeooo:paragraph-rsid="007464e5"/>
    </style:style>
    <style:style style:name="P140" style:family="paragraph" style:parent-style-name="Heading_20_2">
      <style:text-properties officeooo:rsid="00750447" officeooo:paragraph-rsid="00750447"/>
    </style:style>
    <style:style style:name="P141" style:family="paragraph" style:parent-style-name="Heading_20_2">
      <style:text-properties officeooo:rsid="004689ea"/>
    </style:style>
    <style:style style:name="P142" style:family="paragraph" style:parent-style-name="Heading_20_2">
      <style:text-properties officeooo:paragraph-rsid="008b45e5"/>
    </style:style>
    <style:style style:name="P143" style:family="paragraph" style:parent-style-name="Heading_20_2">
      <style:text-properties officeooo:rsid="00dab722" officeooo:paragraph-rsid="00dab722"/>
    </style:style>
    <style:style style:name="P144" style:family="paragraph" style:parent-style-name="Heading_20_2">
      <style:text-properties officeooo:rsid="00e2afbc" officeooo:paragraph-rsid="00e2afbc"/>
    </style:style>
    <style:style style:name="P145" style:family="paragraph" style:parent-style-name="Heading_20_2">
      <style:text-properties officeooo:rsid="00ad4d22" officeooo:paragraph-rsid="00ad4d22"/>
    </style:style>
    <style:style style:name="P146" style:family="paragraph" style:parent-style-name="Heading_20_2">
      <style:text-properties officeooo:rsid="00e71765" officeooo:paragraph-rsid="00e71765"/>
    </style:style>
    <style:style style:name="P147" style:family="paragraph" style:parent-style-name="Heading_20_2">
      <style:text-properties officeooo:rsid="00e71765" officeooo:paragraph-rsid="00e8033b"/>
    </style:style>
    <style:style style:name="P148" style:family="paragraph" style:parent-style-name="Heading_20_2">
      <style:text-properties officeooo:rsid="00e71765" officeooo:paragraph-rsid="0180fa7a"/>
    </style:style>
    <style:style style:name="P149" style:family="paragraph" style:parent-style-name="Heading_20_2">
      <style:text-properties officeooo:rsid="00f19d18" officeooo:paragraph-rsid="00f19d18"/>
    </style:style>
    <style:style style:name="P150" style:family="paragraph" style:parent-style-name="Heading_20_2">
      <style:text-properties officeooo:rsid="00f19d18" officeooo:paragraph-rsid="01056839"/>
    </style:style>
    <style:style style:name="P151" style:family="paragraph" style:parent-style-name="Heading_20_2">
      <style:text-properties officeooo:rsid="00f19d18" officeooo:paragraph-rsid="018c1fbe"/>
    </style:style>
    <style:style style:name="P152" style:family="paragraph" style:parent-style-name="Heading_20_2">
      <style:text-properties officeooo:rsid="00b67225" officeooo:paragraph-rsid="00b67225"/>
    </style:style>
    <style:style style:name="P153" style:family="paragraph" style:parent-style-name="Heading_20_2">
      <style:text-properties officeooo:rsid="01362d07" officeooo:paragraph-rsid="01362d07"/>
    </style:style>
    <style:style style:name="P154" style:family="paragraph" style:parent-style-name="Heading_20_2">
      <style:text-properties officeooo:rsid="01362d07" officeooo:paragraph-rsid="016e5496"/>
    </style:style>
    <style:style style:name="P155" style:family="paragraph" style:parent-style-name="Heading_20_2">
      <style:text-properties officeooo:rsid="015a108a" officeooo:paragraph-rsid="015a108a"/>
    </style:style>
    <style:style style:name="P15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829b8"/>
    </style:style>
    <style:style style:name="T2" style:family="text">
      <style:text-properties officeooo:rsid="002a0019"/>
    </style:style>
    <style:style style:name="T3" style:family="text">
      <style:text-properties officeooo:rsid="002a053c"/>
    </style:style>
    <style:style style:name="T4" style:family="text">
      <style:text-properties officeooo:rsid="002ebce1"/>
    </style:style>
    <style:style style:name="T5" style:family="text">
      <style:text-properties officeooo:rsid="0031b99d"/>
    </style:style>
    <style:style style:name="T6" style:family="text">
      <style:text-properties officeooo:rsid="003bc613"/>
    </style:style>
    <style:style style:name="T7" style:family="text">
      <style:text-properties officeooo:rsid="00425d4c"/>
    </style:style>
    <style:style style:name="T8" style:family="text">
      <style:text-properties officeooo:rsid="005d2004"/>
    </style:style>
    <style:style style:name="T9" style:family="text">
      <style:text-properties officeooo:rsid="005faa3a"/>
    </style:style>
    <style:style style:name="T10" style:family="text">
      <style:text-properties officeooo:rsid="006079aa"/>
    </style:style>
    <style:style style:name="T11" style:family="text">
      <style:text-properties officeooo:rsid="0062134a"/>
    </style:style>
    <style:style style:name="T12" style:family="text">
      <style:text-properties officeooo:rsid="0063e9ef"/>
    </style:style>
    <style:style style:name="T13" style:family="text">
      <style:text-properties officeooo:rsid="00642a86"/>
    </style:style>
    <style:style style:name="T14" style:family="text">
      <style:text-properties officeooo:rsid="006468a7"/>
    </style:style>
    <style:style style:name="T15" style:family="text">
      <style:text-properties officeooo:rsid="006fb2a4"/>
    </style:style>
    <style:style style:name="T16" style:family="text">
      <style:text-properties officeooo:rsid="00711908"/>
    </style:style>
    <style:style style:name="T17" style:family="text">
      <style:text-properties officeooo:rsid="00730d52"/>
    </style:style>
    <style:style style:name="T18" style:family="text">
      <style:text-properties fo:font-style="italic" style:text-underline-style="none" fo:font-weight="bold" officeooo:rsid="01af07be" style:font-style-asian="italic" style:font-weight-asian="bold" style:font-style-complex="italic" style:font-weight-complex="bold"/>
    </style:style>
    <style:style style:name="T19" style:family="text">
      <style:text-properties officeooo:rsid="00773acc"/>
    </style:style>
    <style:style style:name="T20" style:family="text">
      <style:text-properties officeooo:rsid="007892ca"/>
    </style:style>
    <style:style style:name="T21" style:family="text">
      <style:text-properties officeooo:rsid="00796b0c"/>
    </style:style>
    <style:style style:name="T22" style:family="text">
      <style:text-properties officeooo:rsid="007a5688"/>
    </style:style>
    <style:style style:name="T23" style:family="text">
      <style:text-properties officeooo:rsid="007b5d01"/>
    </style:style>
    <style:style style:name="T24" style:family="text">
      <style:text-properties officeooo:rsid="0085a42a"/>
    </style:style>
    <style:style style:name="T25" style:family="text">
      <style:text-properties officeooo:rsid="008b45e5"/>
    </style:style>
    <style:style style:name="T26" style:family="text">
      <style:text-properties officeooo:rsid="00975112"/>
    </style:style>
    <style:style style:name="T27" style:family="text">
      <style:text-properties officeooo:rsid="0098e471"/>
    </style:style>
    <style:style style:name="T28" style:family="text">
      <style:text-properties officeooo:rsid="009eeba7"/>
    </style:style>
    <style:style style:name="T29" style:family="text">
      <style:text-properties officeooo:rsid="00a3cef0"/>
    </style:style>
    <style:style style:name="T30" style:family="text">
      <style:text-properties officeooo:rsid="00a56e21"/>
    </style:style>
    <style:style style:name="T31" style:family="text">
      <style:text-properties officeooo:rsid="00ae694d"/>
    </style:style>
    <style:style style:name="T32" style:family="text">
      <style:text-properties officeooo:rsid="00aec771"/>
    </style:style>
    <style:style style:name="T33" style:family="text">
      <style:text-properties officeooo:rsid="00afed06"/>
    </style:style>
    <style:style style:name="T34" style:family="text">
      <style:text-properties officeooo:rsid="00b2a73f"/>
    </style:style>
    <style:style style:name="T35" style:family="text">
      <style:text-properties officeooo:rsid="00bcbb33"/>
    </style:style>
    <style:style style:name="T36" style:family="text">
      <style:text-properties officeooo:rsid="00be776c"/>
    </style:style>
    <style:style style:name="T37" style:family="text">
      <style:text-properties officeooo:rsid="00bff34a"/>
    </style:style>
    <style:style style:name="T38" style:family="text">
      <style:text-properties officeooo:rsid="00c31838"/>
    </style:style>
    <style:style style:name="T39" style:family="text">
      <style:text-properties officeooo:rsid="00cbd6a3"/>
    </style:style>
    <style:style style:name="T40" style:family="text">
      <style:text-properties officeooo:rsid="00cf6975"/>
    </style:style>
    <style:style style:name="T41" style:family="text">
      <style:text-properties officeooo:rsid="00d07ab2"/>
    </style:style>
    <style:style style:name="T42" style:family="text">
      <style:text-properties officeooo:rsid="00d7ff20"/>
    </style:style>
    <style:style style:name="T43" style:family="text">
      <style:text-properties officeooo:rsid="00dab2e7"/>
    </style:style>
    <style:style style:name="T44" style:family="text">
      <style:text-properties officeooo:rsid="00dbf67e"/>
    </style:style>
    <style:style style:name="T45" style:family="text">
      <style:text-properties officeooo:rsid="00de3606"/>
    </style:style>
    <style:style style:name="T46" style:family="text">
      <style:text-properties officeooo:rsid="00eccf67"/>
    </style:style>
    <style:style style:name="T47" style:family="text">
      <style:text-properties officeooo:rsid="00fb4fef"/>
    </style:style>
    <style:style style:name="T48" style:family="text">
      <style:text-properties officeooo:rsid="00fb911c"/>
    </style:style>
    <style:style style:name="T49" style:family="text">
      <style:text-properties officeooo:rsid="00fe2e6f"/>
    </style:style>
    <style:style style:name="T50" style:family="text">
      <style:text-properties officeooo:rsid="010221aa"/>
    </style:style>
    <style:style style:name="T51" style:family="text">
      <style:text-properties officeooo:rsid="010523e1"/>
    </style:style>
    <style:style style:name="T52" style:family="text">
      <style:text-properties officeooo:rsid="010c1d4b"/>
    </style:style>
    <style:style style:name="T53" style:family="text">
      <style:text-properties officeooo:rsid="0115a480"/>
    </style:style>
    <style:style style:name="T54" style:family="text">
      <style:text-properties officeooo:rsid="011c5381"/>
    </style:style>
    <style:style style:name="T55" style:family="text">
      <style:text-properties officeooo:rsid="011ce013"/>
    </style:style>
    <style:style style:name="T56" style:family="text">
      <style:text-properties officeooo:rsid="0120ae37"/>
    </style:style>
    <style:style style:name="T57" style:family="text">
      <style:text-properties officeooo:rsid="0120d16a"/>
    </style:style>
    <style:style style:name="T58" style:family="text">
      <style:text-properties officeooo:rsid="0128a741"/>
    </style:style>
    <style:style style:name="T59" style:family="text">
      <style:text-properties officeooo:rsid="01317340"/>
    </style:style>
    <style:style style:name="T60" style:family="text">
      <style:text-properties officeooo:rsid="0132c182"/>
    </style:style>
    <style:style style:name="T61" style:family="text">
      <style:text-properties officeooo:rsid="013eef7f"/>
    </style:style>
    <style:style style:name="T62" style:family="text">
      <style:text-properties officeooo:rsid="014636af"/>
    </style:style>
    <style:style style:name="T63" style:family="text">
      <style:text-properties officeooo:rsid="0147feda"/>
    </style:style>
    <style:style style:name="T64" style:family="text">
      <style:text-properties officeooo:rsid="0154dfab"/>
    </style:style>
    <style:style style:name="T65" style:family="text">
      <style:text-properties officeooo:rsid="015ba351"/>
    </style:style>
    <style:style style:name="T66" style:family="text">
      <style:text-properties officeooo:rsid="015d649f"/>
    </style:style>
    <style:style style:name="T67" style:family="text">
      <style:text-properties officeooo:rsid="0162fa13"/>
    </style:style>
    <style:style style:name="T68" style:family="text">
      <style:text-properties officeooo:rsid="01670003"/>
    </style:style>
    <style:style style:name="T69" style:family="text">
      <style:text-properties officeooo:rsid="01676e78"/>
    </style:style>
    <style:style style:name="T70" style:family="text">
      <style:text-properties officeooo:rsid="016e310d"/>
    </style:style>
    <style:style style:name="T71" style:family="text">
      <style:text-properties officeooo:rsid="01722c13"/>
    </style:style>
    <style:style style:name="T72" style:family="text">
      <style:text-properties officeooo:rsid="0176b835"/>
    </style:style>
    <style:style style:name="T73" style:family="text">
      <style:text-properties officeooo:rsid="017f676d"/>
    </style:style>
    <style:style style:name="T74" style:family="text">
      <style:text-properties officeooo:rsid="01814cd9"/>
    </style:style>
    <style:style style:name="T75" style:family="text">
      <style:text-properties officeooo:rsid="018501b9"/>
    </style:style>
    <style:style style:name="T76" style:family="text">
      <style:text-properties officeooo:rsid="018821a0"/>
    </style:style>
    <style:style style:name="T77" style:family="text">
      <style:text-properties officeooo:rsid="018965f4"/>
    </style:style>
    <style:style style:name="T78" style:family="text">
      <style:text-properties officeooo:rsid="018df3a6"/>
    </style:style>
    <style:style style:name="T79" style:family="text">
      <style:text-properties officeooo:rsid="018f84b1"/>
    </style:style>
    <style:style style:name="T80" style:family="text">
      <style:text-properties officeooo:rsid="01920a7f"/>
    </style:style>
    <style:style style:name="T81" style:family="text">
      <style:text-properties officeooo:rsid="0197466d"/>
    </style:style>
    <style:style style:name="T82" style:family="text">
      <style:text-properties officeooo:rsid="01983f30"/>
    </style:style>
    <style:style style:name="T83" style:family="text">
      <style:text-properties officeooo:rsid="019b7d2c"/>
    </style:style>
    <style:style style:name="T84" style:family="text">
      <style:text-properties officeooo:rsid="019c2b97"/>
    </style:style>
    <style:style style:name="T85" style:family="text">
      <style:text-properties officeooo:rsid="01a5908d"/>
    </style:style>
    <style:style style:name="T86" style:family="text">
      <style:text-properties officeooo:rsid="01a7d5fe"/>
    </style:style>
    <style:style style:name="T87" style:family="text">
      <style:text-properties fo:font-weight="bold" officeooo:rsid="01af07be" style:font-weight-asian="bold" style:font-weight-complex="bold"/>
    </style:style>
    <style:style style:name="T88" style:family="text">
      <style:text-properties fo:font-weight="bold" officeooo:rsid="01be1494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fo:font-weight="bold" officeooo:rsid="01af07be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fo:font-weight="bold" officeooo:rsid="01be1494" style:font-weight-asian="bold" style:font-weight-complex="bold"/>
    </style:style>
    <style:style style:name="T91" style:family="text">
      <style:text-properties officeooo:rsid="01b268ab"/>
    </style:style>
    <style:style style:name="T92" style:family="text">
      <style:text-properties officeooo:rsid="01b3522e"/>
    </style:style>
    <style:style style:name="T93" style:family="text">
      <style:text-properties officeooo:rsid="01b3a784"/>
    </style:style>
    <style:style style:name="T94" style:family="text">
      <style:text-properties officeooo:rsid="01bad1c0"/>
    </style:style>
    <style:style style:name="T95" style:family="text">
      <style:text-properties officeooo:rsid="01bae511"/>
    </style:style>
    <style:style style:name="T96" style:family="text">
      <style:text-properties officeooo:rsid="01be1494"/>
    </style:style>
    <style:style style:name="T97" style:family="text">
      <style:text-properties officeooo:rsid="01c2c477"/>
    </style:style>
    <style:style style:name="T98" style:family="text">
      <style:text-properties style:text-underline-style="none" fo:font-weight="bold" officeooo:rsid="01af07be" style:font-weight-asian="bold" style:font-weight-complex="bold"/>
    </style:style>
    <style:style style:name="T99" style:family="text">
      <style:text-properties fo:font-style="normal" style:text-underline-style="none" fo:font-weight="bold" officeooo:rsid="01af07be" style:font-style-asian="normal" style:font-weight-asian="bold" style:font-style-complex="normal" style:font-weight-complex="bold"/>
    </style:style>
    <style:style style:name="T100" style:family="text">
      <style:text-properties fo:font-style="normal" style:text-underline-style="solid" style:text-underline-width="auto" style:text-underline-color="font-color" fo:font-weight="bold" officeooo:rsid="01af07be" style:font-style-asian="normal" style:font-weight-asian="bold" style:font-style-complex="normal" style:font-weight-complex="bold"/>
    </style:style>
    <style:style style:name="T101" style:family="text">
      <style:text-properties style:text-line-through-style="solid" style:text-line-through-type="single" fo:font-style="normal" style:text-underline-style="none" fo:font-weight="bold" officeooo:rsid="01af07be" style:font-style-asian="normal" style:font-weight-asian="bold" style:font-style-complex="normal" style:font-weight-complex="bold"/>
    </style:style>
    <style:style style:name="T102" style:family="text">
      <style:text-properties style:text-line-through-style="solid" style:text-line-through-type="single" fo:font-style="normal" style:text-underline-style="none" fo:font-weight="normal" officeooo:rsid="01af07be" style:font-style-asian="normal" style:font-weight-asian="normal" style:font-style-complex="normal" style:font-weight-complex="normal"/>
    </style:style>
    <style:style style:name="T103" style:family="text">
      <style:text-properties style:text-line-through-style="solid" style:text-line-through-type="single" style:text-underline-style="solid" style:text-underline-width="auto" style:text-underline-color="font-color" fo:font-weight="bold" officeooo:rsid="01be1494" style:font-weight-asian="bold" style:font-weight-complex="bold"/>
    </style:style>
    <style:style style:name="T104" style:family="text">
      <style:text-properties style:text-line-through-style="solid" style:text-line-through-type="single" style:text-underline-style="none" fo:font-weight="bold" officeooo:rsid="01be1494" style:font-weight-asian="bold" style:font-weight-complex="bold"/>
    </style:style>
    <style:style style:name="T105" style:family="text">
      <style:text-properties style:text-line-through-style="solid" style:text-line-through-type="single" style:text-underline-style="none" fo:font-weight="normal" officeooo:rsid="01be1494" style:font-weight-asian="normal" style:font-weight-complex="normal"/>
    </style:style>
    <style:style style:name="T106" style:family="text">
      <style:text-properties officeooo:rsid="01caeaff"/>
    </style:style>
    <style:style style:name="T107" style:family="text">
      <style:text-properties officeooo:rsid="01ce0e2c"/>
    </style:style>
    <style:style style:name="T108" style:family="text">
      <style:text-properties officeooo:rsid="01cfb0ea"/>
    </style:style>
    <style:style style:name="T109" style:family="text">
      <style:text-properties officeooo:rsid="01d19f57"/>
    </style:style>
    <style:style style:name="T110" style:family="text">
      <style:text-properties officeooo:rsid="01d412dd"/>
    </style:style>
    <style:style style:name="T111" style:family="text">
      <style:text-properties officeooo:rsid="01d63029"/>
    </style:style>
    <style:style style:name="T112" style:family="text">
      <style:text-properties officeooo:rsid="01d7cbfa"/>
    </style:style>
    <style:style style:name="T113" style:family="text">
      <style:text-properties officeooo:rsid="01da60ca"/>
    </style:style>
    <style:style style:name="T114" style:family="text">
      <style:text-properties officeooo:rsid="01dbfabb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Project-summer</text:p>
      <text:p text:style-name="P5">Agora vai ficar sério</text:p>
      <text:p text:style-name="P138">(Now it will get serious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7">Table of Contents</text:p>
          </text:index-title>
          <text:p text:style-name="P157"><text:a xlink:type="simple" xlink:href="#__RefHeading___Toc125_1048879140" text:style-name="Index_20_Link" text:visited-style-name="Index_20_Link">App features:<text:tab/>3</text:a></text:p>
          <text:p text:style-name="P156"><text:a xlink:type="simple" xlink:href="#__RefHeading___Toc127_1048879140" text:style-name="Index_20_Link" text:visited-style-name="Index_20_Link">Exercise planning features<text:tab/>3</text:a></text:p>
          <text:p text:style-name="P156"><text:a xlink:type="simple" xlink:href="#__RefHeading___Toc129_1048879140" text:style-name="Index_20_Link" text:visited-style-name="Index_20_Link">Exercising features<text:tab/>3</text:a></text:p>
          <text:p text:style-name="P157"><text:a xlink:type="simple" xlink:href="#__RefHeading___Toc131_1048879140" text:style-name="Index_20_Link" text:visited-style-name="Index_20_Link">Exercises:<text:tab/>4</text:a></text:p>
          <text:p text:style-name="P156"><text:a xlink:type="simple" xlink:href="#__RefHeading___Toc133_1048879140" text:style-name="Index_20_Link" text:visited-style-name="Index_20_Link">Default exercises<text:tab/>4</text:a></text:p>
          <text:p text:style-name="P156"><text:a xlink:type="simple" xlink:href="#__RefHeading___Toc135_1048879140" text:style-name="Index_20_Link" text:visited-style-name="Index_20_Link">Exercises rules<text:tab/>4</text:a></text:p>
          <text:p text:style-name="P157"><text:a xlink:type="simple" xlink:href="#__RefHeading___Toc137_1048879140" text:style-name="Index_20_Link" text:visited-style-name="Index_20_Link">App pages:<text:tab/>5</text:a></text:p>
          <text:p text:style-name="P156"><text:a xlink:type="simple" xlink:href="#__RefHeading___Toc139_1048879140" text:style-name="Index_20_Link" text:visited-style-name="Index_20_Link">Home Page<text:tab/>5</text:a></text:p>
          <text:p text:style-name="P156"><text:a xlink:type="simple" xlink:href="#__RefHeading___Toc1287_1048879140" text:style-name="Index_20_Link" text:visited-style-name="Index_20_Link">Planning Page<text:tab/>6</text:a></text:p>
          <text:p text:style-name="P156"><text:a xlink:type="simple" xlink:href="#__RefHeading___Toc1289_1048879140" text:style-name="Index_20_Link" text:visited-style-name="Index_20_Link">Unplanned Training Page<text:tab/>6</text:a></text:p>
          <text:p text:style-name="P156"><text:a xlink:type="simple" xlink:href="#__RefHeading___Toc1291_1048879140" text:style-name="Index_20_Link" text:visited-style-name="Index_20_Link">Training Page<text:tab/>6</text:a></text:p>
          <text:p text:style-name="P156"><text:a xlink:type="simple" xlink:href="#__RefHeading___Toc1293_1048879140" text:style-name="Index_20_Link" text:visited-style-name="Index_20_Link">Settings Page<text:tab/>7</text:a></text:p>
          <text:p text:style-name="P156"><text:a xlink:type="simple" xlink:href="#__RefHeading___Toc1295_1048879140" text:style-name="Index_20_Link" text:visited-style-name="Index_20_Link">Manage Exercise Page<text:tab/>7</text:a></text:p>
          <text:p text:style-name="P156"><text:a xlink:type="simple" xlink:href="#__RefHeading___Toc1297_1048879140" text:style-name="Index_20_Link" text:visited-style-name="Index_20_Link">New Exercise Page<text:tab/>7</text:a></text:p>
          <text:p text:style-name="P156"><text:a xlink:type="simple" xlink:href="#__RefHeading___Toc1299_1048879140" text:style-name="Index_20_Link" text:visited-style-name="Index_20_Link">Manage Exercise Set Page<text:tab/>8</text:a></text:p>
          <text:p text:style-name="P156"><text:a xlink:type="simple" xlink:href="#__RefHeading___Toc1301_1048879140" text:style-name="Index_20_Link" text:visited-style-name="Index_20_Link">New Exercise Set Page<text:tab/>8</text:a></text:p>
          <text:p text:style-name="P156"><text:a xlink:type="simple" xlink:href="#__RefHeading___Toc1451_801399762" text:style-name="Index_20_Link" text:visited-style-name="Index_20_Link">Manage Goal Page<text:tab/>9</text:a></text:p>
          <text:p text:style-name="P156"><text:a xlink:type="simple" xlink:href="#__RefHeading___Toc1453_801399762" text:style-name="Index_20_Link" text:visited-style-name="Index_20_Link">New Goal Page<text:tab/>9</text:a></text:p>
          <text:p text:style-name="P156"><text:a xlink:type="simple" xlink:href="#__RefHeading___Toc1455_801399762" text:style-name="Index_20_Link" text:visited-style-name="Index_20_Link">Calendar Cell Detail Page<text:tab/>9</text:a></text:p>
          <text:p text:style-name="P156"><text:a xlink:type="simple" xlink:href="#__RefHeading___Toc1457_801399762" text:style-name="Index_20_Link" text:visited-style-name="Index_20_Link">Add Exercise Set to Calendar Page<text:tab/>10</text:a></text:p>
          <text:p text:style-name="P156"><text:a xlink:type="simple" xlink:href="#__RefHeading___Toc1459_801399762" text:style-name="Index_20_Link" text:visited-style-name="Index_20_Link">Add Goal to Calendar Page<text:tab/>10</text:a></text:p>
          <text:p text:style-name="P156"><text:a xlink:type="simple" xlink:href="#__RefHeading___Toc1303_1048879140" text:style-name="Index_20_Link" text:visited-style-name="Index_20_Link">About Page<text:tab/>10</text:a></text:p>
        </text:index-body>
      </text:table-of-content>
      <text:h text:style-name="P133" text:outline-level="1"/>
      <text:h text:style-name="P135" text:outline-level="1"><text:bookmark-start text:name="__RefHeading___Toc125_1048879140"/>App features:<text:bookmark-end text:name="__RefHeading___Toc125_1048879140"/></text:h>
      <text:h text:style-name="Heading_20_2" text:outline-level="2"><text:bookmark-start text:name="__RefHeading___Toc127_1048879140"/>Exercise planning features<text:bookmark-end text:name="__RefHeading___Toc127_1048879140"/></text:h>
      <text:list xml:id="list2930426457450015068" text:style-name="L1">
        <text:list-item>
          <text:p text:style-name="P7">Calendar showing <text:span text:style-name="T2">training </text:span>history</text:p>
        </text:list-item>
        <text:list-item>
          <text:p text:style-name="P8">Calendar showing planned <text:span text:style-name="T8">exercise </text:span>set</text:p>
        </text:list-item>
        <text:list-item>
          <text:p text:style-name="P9">Push notification<text:span text:style-name="T3">s</text:span> <text:span text:style-name="T1">for training day/time</text:span></text:p>
        </text:list-item>
        <text:list-item>
          <text:p text:style-name="P10">Training goal</text:p>
        </text:list-item>
        <text:list-item>
          <text:p text:style-name="P11">Burndown <text:span text:style-name="T5">chart</text:span></text:p>
        </text:list-item>
        <text:list-item>
          <text:p text:style-name="P12">Exercise set creation</text:p>
        </text:list-item>
        <text:list-item>
          <text:p text:style-name="P13">Exercise <text:span text:style-name="T4">customization</text:span></text:p>
        </text:list-item>
        <text:list-item>
          <text:p text:style-name="P14">Push notifications customization</text:p>
        </text:list-item>
        <text:list-item>
          <text:p text:style-name="P15"><text:span text:style-name="T24">Information s</text:span>torage in the cloud</text:p>
        </text:list-item>
      </text:list>
      <text:h text:style-name="Heading_20_2" text:outline-level="2"><text:bookmark-start text:name="__RefHeading___Toc129_1048879140"/>Exercising <text:span text:style-name="T6">features</text:span><text:bookmark-end text:name="__RefHeading___Toc129_1048879140"/></text:h>
      <text:list xml:id="list193004667793081" text:continue-numbering="true" text:style-name="L1">
        <text:list-item>
          <text:p text:style-name="P16">Exercise list</text:p>
        </text:list-item>
        <text:list-item>
          <text:p text:style-name="P17">Timer / stopwatch <text:span text:style-name="T7">for resting / time-based exercises</text:span></text:p>
        </text:list-item>
        <text:list-item>
          <text:p text:style-name="P18">Manual count for set-based exercises</text:p>
        </text:list-item>
        <text:list-item>
          <text:p text:style-name="P19">Automatic count for set-based exercises</text:p>
        </text:list-item>
      </text:list>
      <text:h text:style-name="P136" text:outline-level="1"><text:bookmark-start text:name="__RefHeading___Toc131_1048879140"/>Exercises:<text:bookmark-end text:name="__RefHeading___Toc131_1048879140"/></text:h>
      <text:h text:style-name="P139" text:outline-level="2"><text:bookmark-start text:name="__RefHeading___Toc133_1048879140"/>Default exercises<text:bookmark-end text:name="__RefHeading___Toc133_1048879140"/></text:h>
      <text:p text:style-name="P2"/>
      <text:list xml:id="list9169601989638130941" text:style-name="L2">
        <text:list-item>
          <text:p text:style-name="P20">Warm up <text:span text:style-name="T19">(default: 2min)</text:span></text:p>
        </text:list-item>
        <text:list-item>
          <text:p text:style-name="P21"><text:span text:style-name="T15">Indoor </text:span>exercises:</text:p>
        </text:list-item>
      </text:list>
      <text:list xml:id="list6823265587206991017" text:style-name="L3">
        <text:list-item>
          <text:p text:style-name="P22"><text:span text:style-name="T9">S</text:span>quats <text:span text:style-name="T9">(default: 20)</text:span></text:p>
        </text:list-item>
        <text:list-item>
          <text:p text:style-name="P22"><text:span text:style-name="T10">P</text:span>ush ups <text:span text:style-name="T9">(default: 10)</text:span></text:p>
        </text:list-item>
        <text:list-item>
          <text:p text:style-name="P22"><text:span text:style-name="T11">W</text:span>alking lunges <text:span text:style-name="T11">(default: 20)</text:span></text:p>
        </text:list-item>
        <text:list-item>
          <text:p text:style-name="P22"><text:span text:style-name="T12">D</text:span>umbell rows <text:span text:style-name="T12">(default: 10)</text:span></text:p>
        </text:list-item>
        <text:list-item>
          <text:p text:style-name="P22"><text:span text:style-name="T13">P</text:span>lank <text:span text:style-name="T13">(default: 15s)</text:span></text:p>
        </text:list-item>
        <text:list-item>
          <text:p text:style-name="P22"><text:span text:style-name="T14">J</text:span>umping jacks <text:span text:style-name="T14">(default: 30)</text:span></text:p>
        </text:list-item>
        <text:list-item>
          <text:p text:style-name="P23">Rest (default: 1min)</text:p>
        </text:list-item>
      </text:list>
      <text:list xml:id="list4404608108360078941" text:style-name="L4">
        <text:list-item>
          <text:p text:style-name="P24">Strech <text:span text:style-name="T20">(default: 3min)</text:span></text:p>
        </text:list-item>
        <text:list-item>
          <text:p text:style-name="P25">Outdoor exercises:</text:p>
          <text:list>
            <text:list-item>
              <text:p text:style-name="P26">Time running <text:span text:style-name="T16">(default: 30min)</text:span></text:p>
            </text:list-item>
            <text:list-item>
              <text:p text:style-name="P26">Distance running <text:span text:style-name="T17">(default: 2km)</text:span></text:p>
            </text:list-item>
          </text:list>
        </text:list-item>
      </text:list>
      <text:p text:style-name="P4"/>
      <text:p text:style-name="P4">The app doesn't need to discriminate indoor and outdoor activities</text:p>
      <text:p text:style-name="P3"/>
      <text:h text:style-name="P140" text:outline-level="2"><text:bookmark-start text:name="__RefHeading___Toc135_1048879140"/>Exercises rules<text:bookmark-end text:name="__RefHeading___Toc135_1048879140"/></text:h>
      <text:list xml:id="list6780577393351647600" text:style-name="L5">
        <text:list-item>
          <text:p text:style-name="P27">A set of the same exercise cannot be done in consecutive days</text:p>
        </text:list-item>
        <text:list-item>
          <text:p text:style-name="P28">All sets must start with <text:span text:style-name="T23">W</text:span>arm up <text:span text:style-name="T21">and end with Stretch</text:span></text:p>
        </text:list-item>
        <text:list-item>
          <text:p text:style-name="P29">Example of exercising <text:span text:style-name="T81">set</text:span>:</text:p>
          <text:list>
            <text:list-item>
              <text:p text:style-name="P30">Warm up</text:p>
            </text:list-item>
            <text:list-item>
              <text:p text:style-name="P30">3 <text:span text:style-name="T91">exercise </text:span>sets <text:span text:style-name="T93">containing</text:span> <text:span text:style-name="T92">the </text:span>indoor exercises (rest included)</text:p>
            </text:list-item>
            <text:list-item>
              <text:p text:style-name="P31">Stretch</text:p>
            </text:list-item>
          </text:list>
        </text:list-item>
        <text:list-item>
          <text:p text:style-name="P128"><text:soft-page-break/>Example of goal:</text:p>
          <text:list>
            <text:list-item>
              <text:p text:style-name="P128">9 sets <text:span text:style-name="T82">of indoor exercises (rest not included)</text:span></text:p>
            </text:list-item>
            <text:list-item>
              <text:p text:style-name="P129">A go<text:span text:style-name="T84">al</text:span> is <text:span text:style-name="T83">just a set of exercises with high load and no need of warming up and stretching</text:span></text:p>
            </text:list-item>
          </text:list>
        </text:list-item>
      </text:list>
      <text:h text:style-name="P134" text:outline-level="1"><text:bookmark-start text:name="__RefHeading___Toc137_1048879140"/>App pages:<text:bookmark-end text:name="__RefHeading___Toc137_1048879140"/></text:h>
      <text:p text:style-name="P121"/>
      <text:h text:style-name="P141" text:outline-level="2"><text:bookmark-start text:name="__RefHeading___Toc139_1048879140"/><office:annotation office:name="__Annotation__2351_801399762"><dc:creator>Vinicius Dias</dc:creator><dc:date>2016-07-22T18:48:06.307496827</dc:date><text:p text:style-name="P158"><text:span text:style-name="T115">Needs drawing</text:span></text:p></office:annotation>Home Page<office:annotation-end office:name="__Annotation__2351_801399762"/><text:bookmark-end text:name="__RefHeading___Toc139_1048879140"/></text:h>
      <text:list xml:id="list756095364995832121" text:style-name="L6">
        <text:list-item>
          <text:p text:style-name="P32">Burndown chat</text:p>
        </text:list-item>
        <text:list-item>
          <text:p text:style-name="P33">Readonly calendar <text:span text:style-name="T22">showing exercises and goal</text:span></text:p>
        </text:list-item>
        <text:list-item>
          <text:p text:style-name="P34">Planning button</text:p>
          <text:list>
            <text:list-item>
              <text:p text:style-name="P35"><text:span text:style-name="T40">suggested </text:span>text: <text:span text:style-name="T29">My planning</text:span></text:p>
            </text:list-item>
            <text:list-item>
              <text:p text:style-name="P36">action: navigates to planning page</text:p>
            </text:list-item>
          </text:list>
        </text:list-item>
        <text:list-item>
          <text:p text:style-name="P37"><text:span text:style-name="T39">Unplanned</text:span> training button</text:p>
          <text:list>
            <text:list-item>
              <text:p text:style-name="P37"><text:span text:style-name="T41">suggested text:</text:span> <text:span text:style-name="T30">Start unplanned training</text:span></text:p>
            </text:list-item>
            <text:list-item>
              <text:p text:style-name="P38">action: goes to unplanned traning page</text:p>
            </text:list-item>
          </text:list>
        </text:list-item>
        <text:list-item>
          <text:p text:style-name="P39">Exercise of the day butto<text:span text:style-name="T26">n</text:span></text:p>
          <text:list>
            <text:list-item>
              <text:p text:style-name="P40">suggested text: Start exercise of the day</text:p>
            </text:list-item>
            <text:list-item>
              <text:p text:style-name="P40">action: goes to traning page</text:p>
            </text:list-item>
            <text:list-item>
              <text:p text:style-name="P41">Disabled if <text:span text:style-name="T27">there is no exercise planned for the day or it is already done</text:span></text:p>
            </text:list-item>
          </text:list>
        </text:list-item>
        <text:list-item>
          <text:p text:style-name="P42">Settings button</text:p>
          <text:list>
            <text:list-item>
              <text:p text:style-name="P43">suggested text: Settings</text:p>
            </text:list-item>
            <text:list-item>
              <text:p text:style-name="P43">action: goes to settings page</text:p>
            </text:list-item>
          </text:list>
        </text:list-item>
        <text:list-item>
          <text:p text:style-name="P44"><text:span text:style-name="T34">About</text:span> button</text:p>
          <text:list>
            <text:list-item>
              <text:p text:style-name="P45">suggested text: About</text:p>
            </text:list-item>
            <text:list-item>
              <text:p text:style-name="P46">action: goes to about page</text:p>
            </text:list-item>
          </text:list>
        </text:list-item>
      </text:list>
      <text:h text:style-name="P142" text:outline-level="2"><text:soft-page-break/></text:h>
      <text:h text:style-name="P142" text:outline-level="2"><text:bookmark-start text:name="__RefHeading___Toc1287_1048879140"/><text:span text:style-name="T25">Planning Page</text:span><text:bookmark-end text:name="__RefHeading___Toc1287_1048879140"/></text:h>
      <text:list xml:id="list7341919777110358988" text:style-name="L7">
        <text:list-item>
          <text:p text:style-name="P47">Exercise <text:span text:style-name="T36">button</text:span></text:p>
          <text:list>
            <text:list-item>
              <text:p text:style-name="P47"><text:span text:style-name="T42">suggested text: Manage </text:span>exercise<text:span text:style-name="T28">s</text:span></text:p>
            </text:list-item>
            <text:list-item>
              <text:p text:style-name="P48">action: goes to manage exercise page</text:p>
            </text:list-item>
          </text:list>
        </text:list-item>
      </text:list>
      <text:list xml:id="list3175257249973413145" text:style-name="L8">
        <text:list-item>
          <text:p text:style-name="P49">Exercise set <text:span text:style-name="T37">button</text:span></text:p>
          <text:list>
            <text:list-item>
              <text:p text:style-name="P49"><text:span text:style-name="T43">suggested text: Manage </text:span>sets</text:p>
            </text:list-item>
            <text:list-item>
              <text:p text:style-name="P50">action: goes to manage exercise set page</text:p>
            </text:list-item>
          </text:list>
        </text:list-item>
        <text:list-item>
          <text:p text:style-name="P127">Goal button</text:p>
          <text:list>
            <text:list-item>
              <text:p text:style-name="P127">suggested text: Manage goals</text:p>
            </text:list-item>
            <text:list-item>
              <text:p text:style-name="P127">action: <text:span text:style-name="T73">goes to Manage goal page</text:span></text:p>
            </text:list-item>
          </text:list>
        </text:list-item>
        <text:list-item>
          <text:p text:style-name="P51">Calendar <text:span text:style-name="T59">section</text:span></text:p>
          <text:list>
            <text:list-item>
              <text:p text:style-name="P119">Calendar <text:span text:style-name="T64">cell </text:span>click:</text:p>
              <text:list>
                <text:list-item>
                  <text:p text:style-name="P78">action: <text:span text:style-name="T66">goes to calendar cell detail page</text:span></text:p>
                </text:list-item>
              </text:list>
            </text:list-item>
          </text:list>
        </text:list-item>
      </text:list>
      <text:h text:style-name="P143" text:outline-level="2"/>
      <text:h text:style-name="P143" text:outline-level="2"><text:bookmark-start text:name="__RefHeading___Toc1289_1048879140"/>Unplanned Training Page<text:bookmark-end text:name="__RefHeading___Toc1289_1048879140"/></text:h>
      <text:list xml:id="list7446181274137281177" text:style-name="L9">
        <text:list-item>
          <text:p text:style-name="P52">List of <text:span text:style-name="T44">exercise sets, single selection enabled</text:span></text:p>
        </text:list-item>
        <text:list-item>
          <text:p text:style-name="P53">Start button</text:p>
          <text:list>
            <text:list-item>
              <text:p text:style-name="P53">suggested text: Start</text:p>
            </text:list-item>
            <text:list-item>
              <text:p text:style-name="P53">action: goes to <text:span text:style-name="T45">training page</text:span></text:p>
            </text:list-item>
            <text:list-item>
              <text:p text:style-name="P54">disabled if no item is selected in the list</text:p>
            </text:list-item>
          </text:list>
        </text:list-item>
      </text:list>
      <text:h text:style-name="P144" text:outline-level="2"/>
      <text:h text:style-name="P144" text:outline-level="2"><text:bookmark-start text:name="__RefHeading___Toc1291_1048879140"/><office:annotation office:name="__Annotation__2358_801399762"><dc:creator>Vinicius Dias</dc:creator><dc:date>2016-07-22T18:48:26.451598381</dc:date><text:p text:style-name="P158"><text:span text:style-name="T115">Needs drawing</text:span></text:p></office:annotation>Training Page<office:annotation-end office:name="__Annotation__2358_801399762"/><text:bookmark-end text:name="__RefHeading___Toc1291_1048879140"/></text:h>
      <text:list xml:id="list4180802838209920954" text:style-name="L10">
        <text:list-item>
          <text:p text:style-name="P130">Sections with the exercises <text:span text:style-name="T85">data and a button 'Done'</text:span></text:p>
          <text:list>
            <text:list-item>
              <text:p text:style-name="P131">suggestion: enable <text:span text:style-name="T86">the first section's 'Done' <text:s/>button and disable all the others. On its click, enables the next one and disables the first</text:span></text:p>
            </text:list-item>
          </text:list>
        </text:list-item>
        <text:list-item>
          <text:p text:style-name="P55"><text:soft-page-break/>At the end, if training is <text:span text:style-name="T56">u</text:span>nplanned <text:span text:style-name="T57">and automatic save is off, ask if the user wants to save to calendar, and informs that it can be done automatically in the Settings page</text:span></text:p>
        </text:list-item>
        <text:list-item>
          <text:p text:style-name="P132">Well done message at the end</text:p>
        </text:list-item>
      </text:list>
      <text:h text:style-name="P145" text:outline-level="2"/>
      <text:h text:style-name="P145" text:outline-level="2"><text:bookmark-start text:name="__RefHeading___Toc1293_1048879140"/>Settings Page<text:bookmark-end text:name="__RefHeading___Toc1293_1048879140"/></text:h>
      <text:list xml:id="list321962590928060808" text:style-name="L11">
        <text:list-item>
          <text:p text:style-name="P56"><text:span text:style-name="T32">Send notifications [</text:span>on / of<text:span text:style-name="T31">f]</text:span></text:p>
        </text:list-item>
        <text:list-item>
          <text:p text:style-name="P57">Send <text:span text:style-name="T33">notifications at [ notification time ]</text:span></text:p>
          <text:list>
            <text:list-item>
              <text:p text:style-name="P58">Disabled if 'send notifications' is off</text:p>
            </text:list-item>
          </text:list>
        </text:list-item>
        <text:list-item>
          <text:p text:style-name="P59">Automatic save unplanned trainings to calendar [on / off]</text:p>
        </text:list-item>
        <text:list-item>
          <text:p text:style-name="P60">Force <text:span text:style-name="T38">warm up and stretch in sets [on (recommended) / off]</text:span></text:p>
        </text:list-item>
        <text:list-item>
          <text:p text:style-name="P61">Language [en / pt]</text:p>
        </text:list-item>
      </text:list>
      <text:h text:style-name="P146" text:outline-level="2"/>
      <text:h text:style-name="P146" text:outline-level="2"><text:bookmark-start text:name="__RefHeading___Toc1295_1048879140"/>Manage Exercise Page<text:bookmark-end text:name="__RefHeading___Toc1295_1048879140"/></text:h>
      <text:list xml:id="list6763107864489896517" text:style-name="L12">
        <text:list-item>
          <text:p text:style-name="P62">List of exercises, <text:span text:style-name="T46">option to edit / remove exercise</text:span></text:p>
        </text:list-item>
        <text:list-item>
          <text:p text:style-name="P66">Add exercise button</text:p>
          <text:list>
            <text:list-item>
              <text:p text:style-name="P70">suggested text: +</text:p>
            </text:list-item>
            <text:list-item>
              <text:p text:style-name="P74">action: goes to new exercise page</text:p>
            </text:list-item>
          </text:list>
        </text:list-item>
      </text:list>
      <text:h text:style-name="P149" text:outline-level="2"/>
      <text:h text:style-name="P149" text:outline-level="2"><text:bookmark-start text:name="__RefHeading___Toc1297_1048879140"/>New Exercise Page<text:bookmark-end text:name="__RefHeading___Toc1297_1048879140"/></text:h>
      <text:list xml:id="list8444080733851817602" text:style-name="L13">
        <text:list-item>
          <text:p text:style-name="P80">Name</text:p>
        </text:list-item>
        <text:list-item>
          <text:p text:style-name="P83">Metrics</text:p>
          <text:list>
            <text:list-item>
              <text:p text:style-name="P84"><text:span text:style-name="T48">options: </text:span>time, <text:span text:style-name="T47">set</text:span></text:p>
            </text:list-item>
          </text:list>
        </text:list-item>
        <text:list-item>
          <text:p text:style-name="P85">Suggested <text:span text:style-name="T49">load</text:span></text:p>
        </text:list-item>
        <text:list-item>
          <text:p text:style-name="P86">Save button</text:p>
          <text:list>
            <text:list-item>
              <text:p text:style-name="P89"><text:soft-page-break/>suggested text: Save</text:p>
            </text:list-item>
            <text:list-item>
              <text:p text:style-name="P89">action: saves the exercise and goes back to the previous page</text:p>
            </text:list-item>
          </text:list>
        </text:list-item>
      </text:list>
      <text:h text:style-name="P147" text:outline-level="2"/>
      <text:h text:style-name="P147" text:outline-level="2"><text:bookmark-start text:name="__RefHeading___Toc1299_1048879140"/>Manage Exercise Set Page<text:bookmark-end text:name="__RefHeading___Toc1299_1048879140"/></text:h>
      <text:list xml:id="list193004525773115" text:continue-list="list6763107864489896517" text:style-name="L12">
        <text:list-item>
          <text:p text:style-name="P63">List of exercise s<text:span text:style-name="T50">ets</text:span>, <text:span text:style-name="T46">option to edit / remove set</text:span></text:p>
          <text:list>
            <text:list-item>
              <text:p text:style-name="P94">If 'force warm up and stretch' is on, <text:span text:style-name="T58">adds warm up at the start of the list and stretch at the bottom, both non-editable and non-removable</text:span></text:p>
            </text:list-item>
          </text:list>
        </text:list-item>
        <text:list-item>
          <text:p text:style-name="P67">Add exercise <text:span text:style-name="T60">set </text:span>button</text:p>
          <text:list>
            <text:list-item>
              <text:p text:style-name="P71">suggested text: +</text:p>
            </text:list-item>
            <text:list-item>
              <text:p text:style-name="P75">action: goes to new <text:span text:style-name="T51">exercise set</text:span> page</text:p>
            </text:list-item>
          </text:list>
        </text:list-item>
      </text:list>
      <text:h text:style-name="P150" text:outline-level="2"/>
      <text:h text:style-name="P150" text:outline-level="2"><text:bookmark-start text:name="__RefHeading___Toc1301_1048879140"/>New Exercise Set Page<text:bookmark-end text:name="__RefHeading___Toc1301_1048879140"/></text:h>
      <text:list xml:id="list193004640479720" text:continue-numbering="true" text:style-name="L12">
        <text:list-item>
          <text:p text:style-name="P81">Name</text:p>
        </text:list-item>
        <text:list-item>
          <text:p text:style-name="P95">List of exercises <text:span text:style-name="T89">or exercise sets</text:span><text:span text:style-name="T87"> </text:span>in the set</text:p>
          <text:list>
            <text:list-item>
              <text:p text:style-name="P95">Starts empty</text:p>
            </text:list-item>
          </text:list>
        </text:list-item>
        <text:list-item>
          <text:p text:style-name="P98"><text:span text:style-name="T94">Dropdown l</text:span>ist <text:span text:style-name="T95">with </text:span>all exercises <text:span text:style-name="T90">and exercise sets</text:span></text:p>
        </text:list-item>
        <text:list-item>
          <text:p text:style-name="P100">Exercise load</text:p>
          <text:list>
            <text:list-item>
              <text:p text:style-name="P102">Editable textbox</text:p>
            </text:list-item>
            <text:list-item>
              <text:p text:style-name="P104">Disabled if no item is selected in the list of all exercises</text:p>
            </text:list-item>
            <text:list-item>
              <text:p text:style-name="P104">Suggested exercise load <text:span text:style-name="T53">appears in the list</text:span></text:p>
            </text:list-item>
          </text:list>
        </text:list-item>
        <text:list-item>
          <text:p text:style-name="P106">Add button</text:p>
          <text:list>
            <text:list-item>
              <text:p text:style-name="P106">suggest text: Add</text:p>
            </text:list-item>
            <text:list-item>
              <text:p text:style-name="P108">Adds the <text:span text:style-name="T54">selected exercise and the load to the list of exercises in the set</text:span></text:p>
            </text:list-item>
          </text:list>
        </text:list-item>
        <text:list-item>
          <text:p text:style-name="P87">Save button</text:p>
          <text:list>
            <text:list-item>
              <text:p text:style-name="P90">suggested text: Save</text:p>
            </text:list-item>
            <text:list-item>
              <text:p text:style-name="P90">action: saves the <text:span text:style-name="T55">set</text:span> and goes back to the previous page</text:p>
            </text:list-item>
          </text:list>
        </text:list-item>
      </text:list>
      <text:p text:style-name="P93"><text:soft-page-break/></text:p>
      <text:h text:style-name="P148" text:outline-level="2"><text:bookmark-start text:name="__RefHeading___Toc1451_801399762"/>Manage <text:span text:style-name="T74">Goal</text:span> Page<text:bookmark-end text:name="__RefHeading___Toc1451_801399762"/></text:h>
      <text:list xml:id="list193004316687698" text:continue-numbering="true" text:style-name="L12">
        <text:list-item>
          <text:p text:style-name="P65">List of <text:span text:style-name="T75">goals</text:span>, <text:span text:style-name="T46">option to edit / remove goal</text:span></text:p>
        </text:list-item>
        <text:list-item>
          <text:p text:style-name="P69">Add <text:span text:style-name="T76">goal </text:span>button</text:p>
          <text:list>
            <text:list-item>
              <text:p text:style-name="P73">suggested text: +</text:p>
            </text:list-item>
            <text:list-item>
              <text:p text:style-name="P77">action: goes to new <text:span text:style-name="T77">goal</text:span> page</text:p>
            </text:list-item>
          </text:list>
        </text:list-item>
      </text:list>
      <text:p text:style-name="P79"/>
      <text:h text:style-name="P151" text:outline-level="2"><text:bookmark-start text:name="__RefHeading___Toc1453_801399762"/>New <text:span text:style-name="T78">Goal</text:span> Page<text:bookmark-end text:name="__RefHeading___Toc1453_801399762"/></text:h>
      <text:list xml:id="list193004575752476" text:continue-numbering="true" text:style-name="L12">
        <text:list-item>
          <text:p text:style-name="P82">Name</text:p>
        </text:list-item>
        <text:list-item>
          <text:p text:style-name="P97">List of exercises <text:span text:style-name="T102">or exercise sets</text:span><text:span text:style-name="T87"> </text:span>in the <text:span text:style-name="T97">goal</text:span></text:p>
          <text:list>
            <text:list-item>
              <text:p text:style-name="P96">Starts empty</text:p>
            </text:list-item>
          </text:list>
        </text:list-item>
        <text:list-item>
          <text:p text:style-name="P99"><text:span text:style-name="T94">Dropdown l</text:span>ist <text:span text:style-name="T95">with </text:span>all exercises <text:span text:style-name="T105">and exercise sets</text:span></text:p>
        </text:list-item>
        <text:list-item>
          <text:p text:style-name="P101">Exercise <text:span text:style-name="T106">set </text:span>load</text:p>
          <text:list>
            <text:list-item>
              <text:p text:style-name="P103">Editable textbox</text:p>
            </text:list-item>
            <text:list-item>
              <text:p text:style-name="P105">Disabled if no item is selected in the list of all exercises</text:p>
            </text:list-item>
            <text:list-item>
              <text:p text:style-name="P105">Suggested exercise load <text:span text:style-name="T53">appears in the list</text:span></text:p>
            </text:list-item>
          </text:list>
        </text:list-item>
        <text:list-item>
          <text:p text:style-name="P107">Add button</text:p>
          <text:list>
            <text:list-item>
              <text:p text:style-name="P107">suggest text: Add</text:p>
            </text:list-item>
            <text:list-item>
              <text:p text:style-name="P109">Adds the <text:span text:style-name="T54">selected exercise and the load to the list of exercises in the goal</text:span></text:p>
            </text:list-item>
          </text:list>
        </text:list-item>
        <text:list-item>
          <text:p text:style-name="P88">Save button</text:p>
          <text:list>
            <text:list-item>
              <text:p text:style-name="P91">suggested text: Save</text:p>
            </text:list-item>
            <text:list-item>
              <text:p text:style-name="P91">action: saves the <text:span text:style-name="T80">goal</text:span> and goes back to the previous page</text:p>
            </text:list-item>
          </text:list>
        </text:list-item>
      </text:list>
      <text:p text:style-name="P92"/>
      <text:h text:style-name="P155" text:outline-level="2"><text:bookmark-start text:name="__RefHeading___Toc1455_801399762"/>Calendar <text:span text:style-name="T65">C</text:span>ell <text:span text:style-name="T65">D</text:span>etail <text:span text:style-name="T65">P</text:span>age<text:bookmark-end text:name="__RefHeading___Toc1455_801399762"/></text:h>
      <text:list xml:id="list193004684911784" text:continue-numbering="true" text:style-name="L12">
        <text:list-item>
          <text:p text:style-name="P64">List of <text:span text:style-name="T67">events for that day</text:span>, <text:span text:style-name="T46">option to edit / remove event</text:span></text:p>
          <text:list>
            <text:list-item>
              <text:p text:style-name="P120">Event = Exercise set or goal</text:p>
            </text:list-item>
          </text:list>
        </text:list-item>
        <text:list-item>
          <text:p text:style-name="P68"><text:soft-page-break/>Add exercise <text:span text:style-name="T60">set </text:span>button</text:p>
          <text:list>
            <text:list-item>
              <text:p text:style-name="P72">suggested text: +</text:p>
            </text:list-item>
            <text:list-item>
              <text:p text:style-name="P76">action: <text:span text:style-name="T68">opens modal to choose what type of event to be added:</text:span></text:p>
              <text:list>
                <text:list-item>
                  <text:list>
                    <text:list-item>
                      <text:p text:style-name="P113">Exercise Set <text:span text:style-name="T62">button</text:span></text:p>
                      <text:list>
                        <text:list-item>
                          <text:p text:style-name="P117">suggested text: Exercise set</text:p>
                        </text:list-item>
                        <text:list-item>
                          <text:p text:style-name="P113"><text:span text:style-name="T62">action: </text:span>Open <text:span text:style-name="T61">Add Exercise Set to calendar page</text:span></text:p>
                        </text:list-item>
                      </text:list>
                    </text:list-item>
                    <text:list-item>
                      <text:p text:style-name="P114">Goal <text:span text:style-name="T69">button</text:span></text:p>
                      <text:list>
                        <text:list-item>
                          <text:p text:style-name="P118">suggested text: Goal</text:p>
                        </text:list-item>
                        <text:list-item>
                          <text:p text:style-name="P115"><text:span text:style-name="T63">action: </text:span>Open Add Goal to <text:span text:style-name="T70">calendar p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h text:style-name="P153" text:outline-level="2"><text:bookmark-start text:name="__RefHeading___Toc1457_801399762"/>Add Exercise Set to Calendar Page<text:bookmark-end text:name="__RefHeading___Toc1457_801399762"/></text:h>
      <text:list xml:id="list1236668833945347447" text:style-name="L15">
        <text:list-item>
          <text:p text:style-name="P122"><text:span text:style-name="T113">L</text:span>ist <text:span text:style-name="T108">with all the exercise sets, single selection enabled</text:span></text:p>
          <text:list>
            <text:list-item>
              <text:p text:style-name="P125">Add button</text:p>
              <text:list>
                <text:list-item>
                  <text:p text:style-name="P125">suggested text: Add</text:p>
                </text:list-item>
                <text:list-item>
                  <text:p text:style-name="P125">action: saves the selected item to the cell and goes back to the previous page</text:p>
                </text:list-item>
              </text:list>
            </text:list-item>
          </text:list>
        </text:list-item>
      </text:list>
      <text:p text:style-name="P126"/>
      <text:h text:style-name="P154" text:outline-level="2"><text:bookmark-start text:name="__RefHeading___Toc1459_801399762"/>Add Goal to Calendar Page<text:bookmark-end text:name="__RefHeading___Toc1459_801399762"/></text:h>
      <text:list xml:id="list193004709698603" text:continue-numbering="true" text:style-name="L15">
        <text:list-item>
          <text:p text:style-name="P123"><text:span text:style-name="T114">L</text:span>ist <text:span text:style-name="T108">with all the goals, single selection enabled</text:span></text:p>
          <text:list>
            <text:list-item>
              <text:p text:style-name="P124">Add button</text:p>
              <text:list>
                <text:list-item>
                  <text:p text:style-name="P124">suggested text: Add</text:p>
                </text:list-item>
                <text:list-item>
                  <text:p text:style-name="P124">action: saves the selected item to the cell and <text:span text:style-name="T72">goes back to the previous page</text:span></text:p>
                </text:list-item>
              </text:list>
            </text:list-item>
          </text:list>
        </text:list-item>
      </text:list>
      <text:h text:style-name="P152" text:outline-level="2"/>
      <text:h text:style-name="P152" text:outline-level="2"><text:bookmark-start text:name="__RefHeading___Toc1303_1048879140"/>About Page<text:bookmark-end text:name="__RefHeading___Toc1303_1048879140"/></text:h>
      <text:list xml:id="list8372135342626576734" text:style-name="L14">
        <text:list-item>
          <text:p text:style-name="P110">Version</text:p>
        </text:list-item>
        <text:list-item>
          <text:p text:style-name="P111"><text:span text:style-name="T35">Created </text:span>by</text:p>
        </text:list-item>
        <text:list-item>
          <text:p text:style-name="P112">Please don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88a5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mao </meta:initial-creator>
    <meta:creation-date>2016-07-21T21:06:57.734096431</meta:creation-date>
    <dc:date>2016-07-22T19:30:02.574151912</dc:date>
    <dc:creator>Vinicius Dias</dc:creator>
    <meta:editing-duration>PT3H46M3S</meta:editing-duration>
    <meta:editing-cycles>431</meta:editing-cycles>
    <meta:generator>LibreOffice/5.0.6.2$Linux_X86_64 LibreOffice_project/00$Build-2</meta:generator>
    <meta:document-statistic meta:table-count="0" meta:image-count="0" meta:object-count="0" meta:page-count="10" meta:paragraph-count="200" meta:word-count="1158" meta:character-count="5999" meta:non-whitespace-character-count="5188"/>
  </office:meta>
</office:document-meta>
</file>